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text-properties officeooo:rsid="000dc991" officeooo:paragraph-rsid="000dc991"/>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officeooo:rsid="000dc991" officeooo:paragraph-rsid="000dc991" style:font-weight-asian="normal" style:font-weight-complex="normal"/>
    </style:style>
    <style:style style:name="P8" style:family="paragraph" style:parent-style-name="Text_20_body">
      <style:text-properties fo:font-weight="normal" officeooo:rsid="000f35cb" officeooo:paragraph-rsid="000f35cb" style:font-weight-asian="normal" style:font-weight-complex="normal"/>
    </style:style>
    <style:style style:name="T1" style:family="text">
      <style:text-properties officeooo:rsid="000dc991"/>
    </style:style>
    <style:style style:name="T2" style:family="text">
      <style:text-properties officeooo:rsid="000f35c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text:a xlink:type="simple" xlink:href="http://127.0.0.1:5500/index.html" text:style-name="Internet_20_link" text:visited-style-name="Visited_20_Internet_20_Link">Accueil</text:a> </text:p>
        </text:list-item>
        <text:list-item>
          <text:p text:style-name="P2"><text:a xlink:type="simple" xlink:href="http://127.0.0.1:5500/cdps.html#about" text:style-name="Internet_20_link" text:visited-style-name="Visited_20_Internet_20_Link">À propos</text:a> </text:p>
        </text:list-item>
        <text:list-item>
          <text:p text:style-name="P2"><text:a xlink:type="simple" xlink:href="http://127.0.0.1:5500/cdps.html#blog" text:style-name="Internet_20_link" text:visited-style-name="Visited_20_Internet_20_Link">Les CDPS</text:a> </text:p>
        </text:list-item>
        <text:list-item>
          <text:p text:style-name="P1"><text:a xlink:type="simple" xlink:href="http://127.0.0.1:5500/cdps.html#contact" text:style-name="Internet_20_link" text:visited-style-name="Visited_20_Internet_20_Link">Contact</text:a> </text:p>
        </text:list-item>
      </text:list>
      <text:h text:style-name="Heading_20_2" text:outline-level="2">À propos</text:h>
      <text:p text:style-name="Text_20_body">Il y a quelques années, aprés avoir exploré quelques facettes de mon métier d'infirmier, en métropole j 'ai décidé d'aller exercer en Guyane. La bas respectivement je suis allé en HAD, en CDPS (communément appelés dispensaires), CMP dans des communes isolées. Ce fut une experience magnifique tant au point de vu professionnel qu'humain, tout cela car exercer aupres de multi ethnies, buchinengués (Ndjukas, Saramacas, Paramakas, Alukus), amérindiens, Hmong, Hispaniaque, Portugaise...demande une adaptation non seulement de ses pratiques professionnelles que d'adaptation à ces différentes cultures. </text:p>
      <text:h text:style-name="Heading_20_3" text:outline-level="3">De supers équipes</text:h>
      <text:list text:style-name="L2">
        <text:list-item>
          <text:p text:style-name="P4"><text:a xlink:type="simple" xlink:href="http://127.0.0.1:5500/index.html" text:style-name="Internet_20_link" text:visited-style-name="Visited_20_Internet_20_Link">Accueil</text:a> </text:p>
        </text:list-item>
        <text:list-item>
          <text:p text:style-name="P4"><text:a xlink:type="simple" xlink:href="http://127.0.0.1:5500/cdps.html#about" text:style-name="Internet_20_link" text:visited-style-name="Visited_20_Internet_20_Link">À propos</text:a> </text:p>
        </text:list-item>
        <text:list-item>
          <text:p text:style-name="P4"><text:a xlink:type="simple" xlink:href="http://127.0.0.1:5500/cdps.html#blog" text:style-name="Internet_20_link" text:visited-style-name="Visited_20_Internet_20_Link">Les CDPS</text:a> </text:p>
        </text:list-item>
        <text:list-item>
          <text:p text:style-name="P3"><text:a xlink:type="simple" xlink:href="http://127.0.0.1:5500/cdps.html#contact" text:style-name="Internet_20_link" text:visited-style-name="Visited_20_Internet_20_Link">Contact</text:a> </text:p>
        </text:list-item>
      </text:list>
      <text:h text:style-name="Heading_20_2" text:outline-level="2">À propos</text:h>
      <text:p text:style-name="Text_20_body">Il y a quelques années, aprés avoir exploré quelques facettes de mon métier d'infirmier, en métropole j 'ai décidé d'aller exercer en Guyane. La bas respectivement je suis allé en HAD, en CDPS (communément appelés dispensaires), CMP dans des communes isolées. Ce fut une experience magnifique tant au point de vu professionnel qu'humain, tout cela car exercer aupres de multi ethnies, buchinengués (Ndjukas, Saramacas, Paramakas, Alukus), amérindiens, Hmong, Hispaniaque, Portugaise...demande une adaptation non seulement de ses pratiques professionnelles que d'adaptation à ces différentes cultures. </text:p>
      <text:p text:style-name="P5">Durant ces quelques années passées la bas, j’ai été a tour de rôle infirmier en HAD sur Cayenne avec quelques missions sur Saint Laurent du Maroni, infirmier sur le CMP de Maripasoula avec pour mission principale de faire de la préventtion sur les suicides des jeunes Amérindiens. Mais ma plus grosse partie de carrière la bas avait été infirmier en CDPS plus communément appelés dispensaires. </text:p>
      <text:h text:style-name="Heading_20_3" text:outline-level="3">De supers équipes</text:h>
      <text:p text:style-name="Text_20_body">J'ai souvenance d'une solidarité énorme entre nous, d'avoir fait parti d'équipes médicales bienveillantes durant ces 2 années. Le côté isolement ayant certainement joué pour beaucoup. <text:span text:style-name="T1">Au cours de ce passage en Guyane, j’ai ffait la rencontre de personnes ayant parcours de vie peu ordinaire, mais dont le maitre mot était cette « bienveillance ».</text:span></text:p>
      <text:p text:style-name="Text_20_body"/>
      <text:p text:style-name="P6"><text:s/><text:span text:style-name="T1">Grand Santi</text:span></text:p>
      <text:p text:style-name="P7">Petite mention à Grs puisque mon parcours a commencé la bas.</text:p>
      <text:p text:style-name="P7"><text:soft-page-break/>La petite communauté Ndujka est issue du marronage et Grs y est un petite enclave car la majorité de <text:span text:style-name="T2">cette </text:span><text:s/>population <text:span text:style-name="T2">se touve sur l’autre rive du Maroni au Suriname.</text:span></text:p>
      <text:p text:style-name="P8">Au rythme des journées de travail, j’ai été confronté aux cs pediatriques que j’avais soigneusement évité tout au long de ma carrière, au suivi des femmes enceintes en collaboration avec les sages femmes. J’aurai assisté et participé à mes premiers accouchements à cette periode, mais sur un autre dispensaire à Apatou.</text:p>
      <text:p text:style-name="P8">Ma première réa nous aura rapproché avec toute l’équipe infirmière. La suite nous soudera définitivement. Il faut dire qu’avec la fatigue, le stress le rythme de travail et ses astreintes parfois musclées mieux valait faire preuve de cohésion.</text:p>
      <text:p text:style-name="P8"/>
      <text:p text:style-name="P8">Cette amitié perdure toujours, car bien que nous soyons tous éclaté dans le monde et sur plusieurs continents différents, nous nous voyons dés que l’occasion se présente (Belgique, Suisse et en prévision prochaine ...ben on sait pas ou encor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3T05:37:16.912114151</meta:creation-date>
    <dc:date>2025-08-23T06:03:08.868375210</dc:date>
    <meta:editing-duration>PT59S</meta:editing-duration>
    <meta:editing-cycles>1</meta:editing-cycles>
    <meta:document-statistic meta:table-count="0" meta:image-count="0" meta:object-count="0" meta:page-count="2" meta:paragraph-count="22" meta:word-count="488" meta:character-count="3113" meta:non-whitespace-character-count="2642"/>
    <meta:generator>LibreOffice/24.2.7.2$Linux_X86_64 LibreOffice_project/420$Build-2</meta:generator>
  </office:meta>
</office:document-meta>
</file>